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5b649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145bb2" officeooo:paragraph-rsid="00145bb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45bb2" officeooo:paragraph-rsid="00145bb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5b649" officeooo:paragraph-rsid="0015b649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5bb2" officeooo:paragraph-rsid="00145bb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45bb2" officeooo:paragraph-rsid="00145bb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45bb2" officeooo:paragraph-rsid="00145bb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5b649" officeooo:paragraph-rsid="0015b64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b649" officeooo:paragraph-rsid="0015b64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5b649" officeooo:paragraph-rsid="0015b64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79963" officeooo:paragraph-rsid="0017996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963" officeooo:paragraph-rsid="001799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7a070" officeooo:paragraph-rsid="0017a07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a070" officeooo:paragraph-rsid="0017a07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45bb2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45bb2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b649" style:font-style-asian="italic" style:font-style-complex="italic"/>
    </style:style>
    <style:style style:name="T6" style:family="text">
      <style:text-properties fo:font-size="12pt" fo:font-style="normal" style:text-underline-style="none" fo:font-weight="normal" officeooo:rsid="0015b649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3">Intro to Numpy and Data Representation</text:span></text:p>
      <text:p text:style-name="P3"><text:span text:style-name="T2"/></text:p>
      <text:p text:style-name="P4"><text:span text:style-name="T1">1D Array:</text:span></text:p>
      <text:p text:style-name="P7"/>
      <text:list xml:id="list1006408599" text:style-name="L1">
        <text:list-item>
          <text:p text:style-name="P8">Creating Arrays:</text:p>
          <text:list>
            <text:list-item>
              <text:p text:style-name="P8">data=np.array([1,2,3])</text:p>
            </text:list-item>
            <text:list-item>
              <text:p text:style-name="P8">ones=np.ones(3)</text:p>
            </text:list-item>
            <text:list-item>
              <text:p text:style-name="P8">np.zeros(3)</text:p>
            </text:list-item>
            <text:list-item>
              <text:p text:style-name="P8">np.random.random(3)</text:p>
            </text:list-item>
          </text:list>
        </text:list-item>
      </text:list>
      <text:p text:style-name="P7"/>
      <text:list xml:id="list151705239772946" text:continue-numbering="true" text:style-name="L1">
        <text:list-item>
          <text:p text:style-name="P8">Matrix Arithmetic:</text:p>
          <text:list>
            <text:list-item>
              <text:p text:style-name="P8">data+ones</text:p>
            </text:list-item>
            <text:list-item>
              <text:p text:style-name="P8">data-ones</text:p>
            </text:list-item>
            <text:list-item>
              <text:p text:style-name="P8">data*data</text:p>
            </text:list-item>
            <text:list-item>
              <text:p text:style-name="P8">data/data</text:p>
            </text:list-item>
            <text:list-item>
              <text:p text:style-name="P8">data * 1.6 <text:s/>--multipica a todos por 1.6</text:p>
            </text:list-item>
          </text:list>
        </text:list-item>
      </text:list>
      <text:p text:style-name="P7"/>
      <text:list xml:id="list151706720150859" text:continue-numbering="true" text:style-name="L1">
        <text:list-item>
          <text:p text:style-name="P8">Indexing:</text:p>
          <text:list>
            <text:list-item>
              <text:p text:style-name="P8">data[0]</text:p>
            </text:list-item>
            <text:list-item>
              <text:p text:style-name="P8">data[0:2]</text:p>
            </text:list-item>
            <text:list-item>
              <text:p text:style-name="P8">data[1:]</text:p>
            </text:list-item>
          </text:list>
        </text:list-item>
      </text:list>
      <text:p text:style-name="P7"/>
      <text:list xml:id="list151707106956022" text:continue-numbering="true" text:style-name="L1">
        <text:list-item>
          <text:p text:style-name="P8">Aggregation:</text:p>
          <text:list>
            <text:list-item>
              <text:p text:style-name="P8">data.max()</text:p>
            </text:list-item>
            <text:list-item>
              <text:p text:style-name="P8">data.min()</text:p>
            </text:list-item>
            <text:list-item>
              <text:p text:style-name="P8">data.sum()</text:p>
            </text:list-item>
          </text:list>
        </text:list-item>
      </text:list>
      <text:p text:style-name="P7"/>
      <text:p text:style-name="P5">2d Array:</text:p>
      <text:p text:style-name="P7"/>
      <text:list xml:id="list2245434353" text:style-name="L2">
        <text:list-item>
          <text:p text:style-name="P9">Creating Arrays:</text:p>
          <text:list>
            <text:list-item>
              <text:p text:style-name="P9">data=np.array([[1,2],[2,3]])</text:p>
            </text:list-item>
            <text:list-item>
              <text:p text:style-name="P9">ones=np.ones((2,2))</text:p>
            </text:list-item>
            <text:list-item>
              <text:p text:style-name="P9">np.zeros((3,2))</text:p>
            </text:list-item>
            <text:list-item>
              <text:p text:style-name="P9">np.random.random((3,2))</text:p>
            </text:list-item>
          </text:list>
        </text:list-item>
      </text:list>
      <text:p text:style-name="P7"/>
      <text:list xml:id="list151706013859112" text:continue-numbering="true" text:style-name="L2">
        <text:list-item>
          <text:p text:style-name="P9">Matrix Arithmetic:</text:p>
          <text:list>
            <text:list-item>
              <text:p text:style-name="P9">data+ones</text:p>
            </text:list-item>
            <text:list-item>
              <text:p text:style-name="P9">data -ones</text:p>
            </text:list-item>
            <text:list-item>
              <text:p text:style-name="P9">data*ones</text:p>
            </text:list-item>
            <text:list-item>
              <text:p text:style-name="P9">data/ones</text:p>
            </text:list-item>
          </text:list>
        </text:list-item>
      </text:list>
      <text:p text:style-name="P7"><text:tab/></text:p>
      <text:p text:style-name="P7"><text:tab/><text:span text:style-name="T5">Addition:</text:span></text:p>
      <text:list xml:id="list202352175" text:style-name="L3">
        <text:list-item>
          <text:p text:style-name="P10">data=mp.array([[1,2],[3,4],[5,6]]) – 2 columnas, 3 filas</text:p>
        </text:list-item>
        <text:list-item>
          <text:p text:style-name="P10">ones_row=np.ones((1,2)) – 2 columas – 1 fila</text:p>
        </text:list-item>
        <text:list-item>
          <text:p text:style-name="P10">data+ones_row – resultado: [[2,3],[4,5],[6,7]]</text:p>
        </text:list-item>
      </text:list>
      <text:p text:style-name="P11"><text:tab/><text:span text:style-name="T4">Product - DotProduct:</text:span></text:p>
      <text:list xml:id="list2384790231" text:style-name="L4">
        <text:list-item>
          <text:p text:style-name="P12">data=np.array([1,2,3]) - 1x3</text:p>
        </text:list-item>
        <text:list-item>
          <text:p text:style-name="P12">power_of_ten=np.array([[1,10],[100,1000],[10000,100000]]) 2x3</text:p>
        </text:list-item>
        <text:list-item>
          <text:p text:style-name="P12"><text:soft-page-break/>data.dot(power_of_ten) – 1*1+2*100+3*10000,1*10+2*1000+3*100000=[30201,302010]</text:p>
        </text:list-item>
      </text:list>
      <text:p text:style-name="P2"><text:span text:style-name="T6"/></text:p>
      <text:list xml:id="list151706470929958" text:continue-numbering="true" text:style-name="L4">
        <text:list-item>
          <text:p text:style-name="P12">Matrix Aggregation:</text:p>
          <text:list>
            <text:list-item>
              <text:p text:style-name="P12">data=mp.array([[1,2],[3,4],[5,6]]) </text:p>
            </text:list-item>
            <text:list-item>
              <text:p text:style-name="P12">data.max() - 6</text:p>
            </text:list-item>
            <text:list-item>
              <text:p text:style-name="P12">data.max(axis=1) – [2,4,6]</text:p>
            </text:list-item>
            <text:list-item>
              <text:p text:style-name="P12">data.max(axis=0) – [5,6] </text:p>
            </text:list-item>
          </text:list>
          <text:p text:style-name="P12"/>
        </text:list-item>
        <text:list-item>
          <text:p text:style-name="P12">Trasposing &amp; Reshaping:</text:p>
          <text:list>
            <text:list-item>
              <text:p text:style-name="P12">data.T – [[1,3,5],[2,4,6]]</text:p>
            </text:list-item>
          </text:list>
        </text:list-item>
      </text:list>
      <text:p text:style-name="P11"/>
      <text:p text:style-name="P11"><text:tab/><text:tab/>data=np.array([1,2,3,4,5,6])</text:p>
      <text:list xml:id="list151705213285069" text:continue-numbering="true" text:style-name="L4">
        <text:list-item>
          <text:list>
            <text:list-item>
              <text:p text:style-name="P12">data.reshape(2,3) – [[1,2,3],[4,5,6]]</text:p>
            </text:list-item>
            <text:list-item>
              <text:p text:style-name="P12">data.reshape(3,2) – [[1,2],[3,4],[5,6]]</text:p>
            </text:list-item>
          </text:list>
        </text:list-item>
      </text:list>
      <text:p text:style-name="P11"/>
      <text:p text:style-name="P6">3D Arrays:</text:p>
      <text:p text:style-name="P6"/>
      <text:list xml:id="list3742836767" text:style-name="L5">
        <text:list-item>
          <text:p text:style-name="P13">Creating Arrays:</text:p>
          <text:list>
            <text:list-item>
              <text:p text:style-name="P13">data=np.array([[[1,2],[3,4]],[[5,6],[7,8]]]) 2filas 2 columnas 2 dimensiones</text:p>
            </text:list-item>
            <text:list-item>
              <text:p text:style-name="P13">np.ones((4,3,2))</text:p>
            </text:list-item>
            <text:list-item>
              <text:p text:style-name="P13">np.zeros((4,3,2))</text:p>
            </text:list-item>
            <text:list-item>
              <text:p text:style-name="P13">np.random.random((4,3,2))</text:p>
            </text:list-item>
            <text:list-item>
              <text:p text:style-name="P13">np.diag(np.array([1,2,3,4])) – una matriz de 4x4 todo ceros salvo la diagonal</text:p>
            </text:list-item>
            <text:list-item>
              <text:p text:style-name="P13">np.random.rand(4) – una fila con 4 columnas random entre 0y1</text:p>
            </text:list-item>
            <text:list-item>
              <text:p text:style-name="P13">np.random.randn(4,2) – 4 filas 2 cols – randon con gaussian distribution</text:p>
            </text:list-item>
          </text:list>
        </text:list-item>
      </text:list>
      <text:p text:style-name="P14"/>
      <text:list xml:id="list151705394559323" text:continue-numbering="true" text:style-name="L5">
        <text:list-item>
          <text:p text:style-name="P13">b=np.array([[[0, 1, 2], [3, 4, 5]], [[6, 7, 8], [9, 10, 11]], [[12, 13, 14], [15, 16, 17]]]) </text:p>
          <text:list>
            <text:list-item>
              <text:p text:style-name="P13">b.dim <text:s/>- 3</text:p>
            </text:list-item>
            <text:list-item>
              <text:p text:style-name="P13">bshape – (3,2,3) 3 dim – 2 filas – 3 cols</text:p>
            </text:list-item>
            <text:list-item>
              <text:p text:style-name="P13">len(b[0]) – 2</text:p>
            </text:list-item>
            <text:list-item>
              <text:p text:style-name="P13">b[2] <text:s/>- [[12,13,14],[15,16,17]]</text:p>
            </text:list-item>
          </text:list>
        </text:list-item>
      </text:list>
      <text:p text:style-name="P14"/>
      <text:list xml:id="list151705377760712" text:continue-numbering="true" text:style-name="L5">
        <text:list-item>
          <text:p text:style-name="P15">Numpy Data types (data.dtype):</text:p>
          <text:list>
            <text:list-item>
              <text:p text:style-name="P15">dtype(‘int64’) - enteros</text:p>
            </text:list-item>
            <text:list-item>
              <text:p text:style-name="P15">dtype(‘float64)</text:p>
            </text:list-item>
            <text:list-item>
              <text:p text:style-name="P15">dtype(‘complex128’) - complejos</text:p>
            </text:list-item>
            <text:list-item>
              <text:p text:style-name="P15">dtype(‘bool’)</text:p>
            </text:list-item>
            <text:list-item>
              <text:p text:style-name="P15">dtype(‘&lt;U12’) - strings te pone el maximo de caracteres o sea la palabra mas larga en la matriz tiene 12 caracteres</text:p>
            </text:list-item>
          </text:list>
        </text:list-item>
      </text:list>
      <text:p text:style-name="P16"/>
      <text:list xml:id="list151706368753751" text:continue-numbering="true" text:style-name="L5">
        <text:list-item>
          <text:p text:style-name="P15">Mask with boolean array:</text:p>
          <text:list>
            <text:list-item>
              <text:p text:style-name="P15">a=np.random.danint(0,21,15) -low,high,size <text:s/>- 1 row 15 cols</text:p>
            </text:list-item>
            <text:list-item>
              <text:p text:style-name="P15">mask=(a%3==0)</text:p>
            </text:list-item>
            <text:list-item>
              <text:p text:style-name="P15">extract_from_a=a[mask] <text:s/>- -filtra solo los divisibles por 3</text:p>
            </text:list-item>
          </text:list>
        </text:list-item>
        <text:list-item>
          <text:p text:style-name="P15">Mask with integer array:</text:p>
          <text:list>
            <text:list-item>
              <text:p text:style-name="P15">a=np.arange(0,100,10) – start,stop,step -1 row -10 cols</text:p>
            </text:list-item>
            <text:list-item>
              <text:p text:style-name="P15">b=a[[2,3,2,4,2]] <text:s/>- <text:s/>20,30,20,40,2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48:42.049069834</meta:creation-date>
    <dc:date>2019-11-03T15:03:30.131148611</dc:date>
    <meta:editing-duration>PT43M42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2" meta:paragraph-count="79" meta:word-count="308" meta:character-count="2209" meta:non-whitespace-character-count="2015"/>
  </office:meta>
</office:document-meta>
</file>